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D0000002DD8DC194676E6D302.png" manifest:media-type="image/png"/>
  <manifest:file-entry manifest:full-path="Pictures/100001DC000004A7000004A72B993E0616711901.svg" manifest:media-type="image/svg+xml"/>
  <manifest:file-entry manifest:full-path="Pictures/10000201000002C3000002C3F1E079859A59D6B9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utura PT1" svg:font-family="'Futura PT'"/>
    <style:font-face style:name="Operator Mono Lig Book1" svg:font-family="'Operator Mono Lig Book'" style:font-pitch="fixed"/>
    <style:font-face style:name="Ubuntu Mono1" svg:font-family="'Ubuntu Mono'" style:font-pitch="fixed"/>
    <style:font-face style:name="Fantasque iCursive Dk" svg:font-family="'Fantasque iCursive Dk'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Liberation Sans2" svg:font-family="'Liberation Sans'" style:font-pitch="variable"/>
    <style:font-face style:name="Merriweather" svg:font-family="Merriweather" style:font-pitch="variable"/>
    <style:font-face style:name="Merriweather Black" svg:font-family="'Merriweather Black'" style:font-pitch="variable"/>
    <style:font-face style:name="Merriweather Black1" svg:font-family="'Merriweather Black'" style:font-adornments="Black" style:font-pitch="variable"/>
    <style:font-face style:name="Operator Mono Lig Book" svg:font-family="'Operator Mono Lig Book'" style:font-pitch="variable"/>
    <style:font-face style:name="Ubuntu Medium" svg:font-family="'Ubuntu Medium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utura PT Book Italic" svg:font-family="'Futura PT Book Italic'" style:font-family-generic="script" style:font-pitch="variable"/>
    <style:font-face style:name="Liberation Sans1" svg:font-family="'Liberation Sans'" style:font-family-generic="script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1.996cm"/>
      <style:paragraph-properties style:writing-mode="lr-tb"/>
    </style:style>
    <style:style style:name="gr3" style:family="graphic" style:parent-style-name="standard" style:list-style-name="L3">
      <style:graphic-properties draw:stroke="none" svg:stroke-color="#000000" draw:fill="none" draw:fill-color="#ffffff" fo:min-height="1.58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9cm" fo:min-width="5.603cm" draw:shadow="hidden" draw:shadow-offset-x="0.071cm" draw:shadow-offset-y="0.071cm" draw:shadow-color="#c6c6c6" draw:shadow-opacity="100%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3.842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9cm" fo:min-width="8.461cm" draw:shadow="hidden" draw:shadow-offset-x="0.071cm" draw:shadow-offset-y="0.071cm" draw:shadow-color="#c6c6c6" draw:shadow-opacity="100%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1.996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4">
      <style:graphic-properties draw:stroke="none" svg:stroke-color="#000000" draw:fill="none" draw:fill-color="#ffffff" fo:min-height="1.05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71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44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1.99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1.99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891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907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1.58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60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407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1" style:family="graphic" style:parent-style-name="standard">
      <style:graphic-properties draw:stroke="none" draw:fill="none" draw:fill-color="#ffffff" fo:min-height="0.551cm"/>
      <style:paragraph-properties style:writing-mode="lr-tb"/>
    </style:style>
    <style:style style:name="gr52" style:family="graphic" style:parent-style-name="standard">
      <style:graphic-properties draw:stroke="none" draw:fill="none" draw:fill-color="#ffffff" fo:min-height="0.509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1cm" fo:min-width="1.996cm"/>
      <style:paragraph-properties style:writing-mode="lr-tb"/>
    </style:style>
    <style:style style:name="P1" style:family="paragraph">
      <loext:graphic-properties draw:fill="solid"/>
      <style:paragraph-properties fo:text-align="center"/>
      <style:text-properties fo:color="#111111" loext:opacity="100%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111111" loext:opacity="100%" style:font-name="Futura PT Book Italic" fo:font-size="12pt" fo:letter-spacing="0.046cm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Ubuntu Mono1" fo:font-size="13pt" fo:font-style="italic" fo:text-shadow="1pt 1pt" style:font-size-asian="13pt" style:font-style-asian="italic" style:font-size-complex="13pt" style:font-style-complex="italic"/>
    </style:style>
    <style:style style:name="P6" style:family="paragraph">
      <style:paragraph-properties fo:text-align="center"/>
      <style:text-properties fo:color="#333333" loext:opacity="100%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333333" loext:opacity="100%" style:text-position="-33% 58%" style:font-name="Merriweather Black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8" style:family="paragraph">
      <style:paragraph-properties fo:margin-left="0.102cm" fo:margin-right="0cm" fo:text-indent="0cm"/>
    </style:style>
    <style:style style:name="P9" style:family="paragraph">
      <loext:graphic-properties draw:fill="none" draw:fill-color="#ffffff"/>
      <style:paragraph-properties fo:margin-left="0.102cm" fo:margin-right="0cm" fo:text-indent="0cm" style:writing-mode="lr-tb"/>
      <style:text-properties fo:color="#111111" loext:opacity="100%" style:font-name="Ubuntu Mono1" fo:font-size="12pt" fo:font-style="italic" fo:font-weight="normal" style:font-size-asian="10.5pt" style:font-size-complex="10.5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1" fo:font-size="12pt" fo:font-style="italic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12" style:family="paragraph">
      <loext:graphic-properties draw:fill="none" draw:fill-color="#ffffff"/>
      <style:paragraph-properties style:writing-mode="lr-tb"/>
      <style:text-properties fo:color="#333333" loext:opacity="100%" style:font-name="Ubuntu Mono1" fo:font-size="12pt" fo:font-style="normal" fo:font-weight="normal" style:font-size-asian="10.5pt" style:font-size-complex="10.5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1" fo:font-size="12pt" fo:font-style="italic" style:text-underline-style="none" style:font-size-asian="9pt" style:font-style-asian="normal" style:font-size-complex="9pt" style:font-style-complex="normal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111111" loext:opacity="100%" style:font-name="Futura PT1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111111" loext:opacity="100%" style:font-name="Futura PT Bold" fo:font-size="13pt" fo:font-weight="bold" style:font-size-asian="13pt" style:font-weight-asian="bold" style:font-size-complex="13pt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margin-left="0.102cm" fo:margin-right="0cm" fo:text-indent="0cm" style:writing-mode="lr-tb"/>
      <style:text-properties fo:color="#333333" loext:opacity="100%" style:font-name="Ubuntu Mono1" fo:font-size="12pt" fo:font-style="italic" fo:font-weight="normal" style:font-size-asian="10.5pt" style:font-size-complex="10.5pt"/>
    </style:style>
    <style:style style:name="P19" style:family="paragraph">
      <loext:graphic-properties draw:fill="none"/>
      <style:paragraph-properties fo:text-align="center" style:writing-mode="lr-tb"/>
      <style:text-properties fo:background-color="transparent"/>
    </style:style>
    <style:style style:name="P20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style:font-name="Ubuntu Mono1" fo:font-size="13pt" fo:font-style="italic" fo:text-shadow="1pt 1pt" style:font-size-asian="13pt" style:font-style-asian="italic" style:font-size-complex="13pt" style:font-style-complex="italic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8pt" fo:font-style="italic" style:font-style-asian="italic" style:font-style-complex="italic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8pt" fo:font-style="normal" style:font-style-asian="normal" style:font-style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25" style:family="paragraph">
      <style:paragraph-properties fo:margin-left="0cm" fo:margin-right="0cm" fo:margin-top="0cm" fo:margin-bottom="0cm" fo:line-height="100%" fo:text-indent="0cm"/>
      <style:text-properties fo:color="#333333" loext:opacity="100%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Merriweather" fo:font-size="10pt" fo:font-style="italic" fo:font-weight="bold" style:font-size-asian="10.5pt" style:font-weight-asian="bold" style:font-size-complex="10.5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Futura PT Bold" fo:font-size="11pt" fo:font-weight="bold" style:font-size-asian="11pt" style:font-weight-asian="bold" style:font-size-complex="11pt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color="#333333" loext:opacity="100%" style:font-name="Futura PT Bold" fo:font-size="11pt" fo:font-weight="bold" style:font-size-asian="11pt" style:font-weight-asian="bold" style:font-size-complex="11pt" style:font-weight-complex="bold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style:font-name="Merriweather" fo:font-size="18pt" fo:font-style="italic" style:font-style-asian="italic" style:font-style-complex="italic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5pt" fo:font-style="normal" style:font-size-asian="15pt" style:font-style-asian="normal" style:font-size-complex="15pt" style:font-style-complex="normal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0pt" fo:font-style="italic" fo:font-weight="bold" style:font-size-asian="10.5pt" style:font-weight-asian="bold" style:font-size-complex="10.5pt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color="#111111" loext:opacity="100%" style:font-name="Ubuntu Medium" fo:font-size="13pt" style:font-size-asian="13pt" style:font-size-complex="13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0.5pt" style:font-size-asian="10.5pt" style:font-size-complex="10.5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fo:font-weight="bold" style:font-style-asian="normal" style:font-weight-asian="bold" style:font-style-complex="normal" style:font-weight-complex="bold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style:font-style-asian="normal" style:font-style-complex="normal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style:font-style-asian="italic" style:font-style-complex="italic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P39" style:family="paragraph">
      <loext:graphic-properties draw:fill="none" draw:fill-color="#ffffff"/>
      <style:paragraph-properties style:writing-mode="lr-tb"/>
      <style:text-properties fo:color="#111111" loext:opacity="100%" style:font-name="Futura PT Bold" fo:font-size="12pt" fo:font-weight="bold" style:font-size-asian="12pt" style:font-weight-asian="bold" style:font-size-complex="12pt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fo:font-weight="bold" style:font-style-asian="italic" style:font-weight-asian="bold" style:font-style-complex="italic" style:font-weight-complex="bold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style:font-style-asian="normal" style:font-style-complex="normal"/>
    </style:style>
    <style:style style:name="P42" style:family="paragraph">
      <loext:graphic-properties draw:fill="none" draw:fill-color="#ffffff"/>
      <style:paragraph-properties style:writing-mode="lr-tb"/>
      <style:text-properties fo:color="#333333" loext:opacity="100%" style:font-name="Operator Mono Lig Book1" fo:font-size="12pt" style:text-underline-style="solid" style:text-underline-width="auto" style:text-underline-color="font-color" style:font-size-asian="16pt" style:font-size-complex="16pt"/>
    </style:style>
    <style:style style:name="P43" style:family="paragraph">
      <loext:graphic-properties draw:fill="none" draw:fill-color="#ffffff"/>
      <style:paragraph-properties style:writing-mode="lr-tb"/>
      <style:text-properties fo:color="#333333" loext:opacity="100%" style:font-name="Operator Mono Lig Book1" fo:font-size="13pt" style:text-underline-style="solid" style:text-underline-width="auto" style:text-underline-color="font-color" fo:background-color="transparent" style:font-size-asian="16pt" style:font-size-complex="16pt"/>
    </style:style>
    <style:style style:name="T1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0pt" fo:letter-spacing="0.046cm" fo:font-style="normal" fo:text-shadow="none" style:text-underline-style="none" fo:font-weight="normal" style:letter-kerning="true" fo:background-color="transparent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1pt" fo:letter-spacing="0.046cm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text-shadow="none" style:text-underline-style="none" style:letter-kerning="true" fo:background-color="transparent" style:font-name-asian="Droid Sans Fallback" style:font-size-asian="12pt" style:font-name-complex="FreeSans" style:font-size-complex="12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style:letter-kerning="true" fo:background-color="transparent" style:font-name-asian="Droid Sans Fallback" style:font-size-asian="12pt" style:font-style-asian="italic" style:font-name-complex="FreeSans" style:font-size-complex="12pt" style:font-style-complex="italic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3pt" fo:font-style="italic" fo:text-shadow="none" style:text-underline-style="none" fo:font-weight="bold" style:letter-kerning="true" fo:background-color="transparent" style:font-name-asian="Droid Sans Fallback" style:font-size-asian="13pt" style:font-style-asian="italic" style:font-weight-asian="bold" style:font-name-complex="FreeSans" style:font-size-complex="13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color="#111111" loext:opacity="100%" style:font-name="Ubuntu Mono1" fo:font-size="12pt" fo:font-weight="normal" style:font-size-asian="9pt" style:font-size-complex="9pt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font-name="Ubuntu Mono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333333" loext:opacity="100%" style:font-name="Ubuntu Mono1" fo:font-size="12pt" fo:font-style="normal" fo:font-weight="normal" style:font-size-asian="9pt" style:font-size-complex="9pt"/>
    </style:style>
    <style:style style:name="T9" style:family="text">
      <style:text-properties fo:font-variant="normal" fo:text-transform="none" fo:color="#333333" loext:opacity="100%" style:text-outline="false" style:text-line-through-style="none" style:text-line-through-type="none" style:font-name="Ubuntu Mono1" fo:font-size="12pt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11111" loext:opacity="100%" style:text-outline="false" style:text-line-through-style="none" style:text-line-through-type="none" style:font-name="Futura PT Demi" fo:font-size="40pt" fo:font-style="normal" fo:text-shadow="none" style:text-underline-style="none" fo:font-weight="normal" style:letter-kerning="true" fo:background-color="transparent" style:font-name-asian="Droid Sans Fallback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11111" loext:opacity="100%" style:text-outline="false" style:text-line-through-style="none" style:text-line-through-type="none" style:font-name="Futura PT1" fo:font-size="40pt" fo:font-style="normal" fo:text-shadow="none" style:text-underline-style="none" fo:font-weight="bold" style:letter-kerning="true" fo:background-color="transparent" style:font-name-asian="Droid Sans Fallback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111111" loext:opacity="100%" style:font-name="Futura PT Bold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333333" loext:opacity="100%" style:font-name="Ubuntu Mono1" fo:font-size="12pt" fo:font-weight="normal" style:font-size-asian="9pt" style:font-size-complex="9pt"/>
    </style:style>
    <style:style style:name="T14" style:family="text">
      <style:text-properties fo:background-color="transparent"/>
    </style:style>
    <style:style style:name="T1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text-shadow="none" style:text-underline-style="none" style:letter-kerning="true" style:font-name-asian="Droid Sans Fallback" style:font-size-asian="12pt" style:font-name-complex="FreeSans" style:font-size-complex="12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style:letter-kerning="true" style:font-name-asian="Droid Sans Fallback" style:font-size-asian="12pt" style:font-style-asian="italic" style:font-name-complex="FreeSans" style:font-size-complex="12pt" style:font-style-complex="italic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fo:font-weight="normal" style:letter-kerning="true" style:font-name-asian="Droid Sans Fallback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fo:font-weight="bold" style:letter-kerning="true" style:font-name-asian="Droid Sans Fallback" style:font-size-asian="12pt" style:font-style-asian="italic" style:font-weight-asian="bold" style:font-name-complex="Free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1pt" fo:letter-spacing="0.046cm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111111" loext:opacity="100%" style:font-name="Merriweather" fo:font-size="11pt" fo:font-style="italic" style:font-size-asian="11pt" style:font-style-asian="italic" style:font-size-complex="11pt" style:font-style-complex="italic"/>
    </style:style>
    <style:style style:name="T21" style:family="text">
      <style:text-properties fo:color="#111111" loext:opacity="100%" style:font-name="Merriweather" fo:font-size="11pt" fo:font-style="normal" style:font-size-asian="11pt" style:font-style-asian="normal" style:font-size-complex="11pt" style:font-style-complex="normal"/>
    </style:style>
    <style:style style:name="T22" style:family="text"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T23" style:family="text">
      <style:text-properties style:font-name="Merriweather" fo:font-size="10pt" fo:font-style="italic" fo:font-weight="bold" style:font-size-asian="10.5pt" style:font-weight-asian="bold" style:font-size-complex="10.5pt" style:font-weight-complex="bold"/>
    </style:style>
    <style:style style:name="T24" style:family="text">
      <style:text-properties fo:color="#333333" loext:opacity="100%" style:font-name="Futura PT Bold" fo:font-size="13pt" fo:font-weight="bold" style:font-size-asian="13pt" style:font-weight-asian="bold" style:font-size-complex="13pt" style:font-weight-complex="bold"/>
    </style:style>
    <style:style style:name="T25" style:family="text">
      <style:text-properties style:font-name="Merriweather" fo:font-size="10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26" style:family="text">
      <style:text-properties fo:color="#111111" loext:opacity="100%" style:font-name="Merriweather" fo:font-size="10pt" fo:font-style="normal" style:font-size-asian="10pt" style:font-style-asian="normal" style:font-size-complex="10pt" style:font-style-complex="normal"/>
    </style:style>
    <style:style style:name="T27" style:family="text">
      <style:text-properties fo:color="#333333" loext:opacity="100%" style:font-name="Merriweather" fo:font-size="10pt" fo:font-style="italic" fo:font-weight="bold" style:font-size-asian="10.5pt" style:font-weight-asian="bold" style:font-size-complex="10.5pt" style:font-weight-complex="bold"/>
    </style:style>
    <style:style style:name="T28" style:family="text">
      <style:text-properties fo:color="#333333" loext:opacity="100%" style:font-name="Merriweather" fo:font-size="10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29" style:family="text">
      <style:text-properties fo:color="#111111" loext:opacity="100%" style:font-name="Merriweather" fo:font-size="10pt" fo:font-style="italic" fo:font-weight="bold" style:font-size-asian="10.5pt" style:font-weight-asian="bold" style:font-size-complex="10.5pt" style:font-weight-complex="bold"/>
    </style:style>
    <style:style style:name="T30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normal" fo:text-shadow="none" style:text-underline-style="none" style:letter-kerning="true" fo:background-color="transparent" style:font-name-asian="Droid Sans Fallback" style:font-size-asian="12pt" style:font-style-asian="normal" style:font-name-complex="FreeSans" style:font-size-complex="12pt" style:font-style-complex="normal" style:text-emphasize="none" style:font-relief="none" style:text-overline-style="none" style:text-overline-color="font-color"/>
    </style:style>
    <style:style style:name="T31" style:family="text">
      <style:text-properties fo:color="#111111" loext:opacity="100%" style:font-name="Merriweather" fo:font-size="10pt" style:font-size-asian="10pt" style:font-size-complex="10pt"/>
    </style:style>
    <style:style style:name="T32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text-shadow="none" style:text-underline-style="none" fo:font-weight="bold" style:letter-kerning="true" fo:background-color="transparent" style:font-name-asian="Droid Sans Fallback" style:font-size-asian="12pt" style:font-weight-asian="bold" style:font-name-complex="FreeSans" style:font-size-complex="12pt" style:font-weight-complex="bold" style:text-emphasize="none" style:font-relief="none" style:text-overline-style="none" style:text-overline-color="font-color"/>
    </style:style>
    <style:style style:name="T33" style:family="text">
      <style:text-properties fo:color="#111111" loext:opacity="100%" style:font-name="Ubuntu Medium" fo:font-size="13pt" style:font-size-asian="13pt" style:font-size-complex="13pt"/>
    </style:style>
    <style:style style:name="T34" style:family="text">
      <style:text-properties fo:color="#111111" loext:opacity="100%" style:font-name="Merriweather" fo:font-size="10.5pt" style:font-size-asian="10.5pt" style:font-size-complex="10.5pt"/>
    </style:style>
    <style:style style:name="T3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3pt" fo:font-style="normal" fo:text-shadow="none" style:text-underline-style="none" fo:font-weight="bold" style:letter-kerning="true" style:font-name-asian="Droid Sans Fallback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111111" loext:opacity="100%" style:font-name="Merriweather" fo:font-size="11pt" style:font-size-asian="11pt" style:font-size-complex="11pt"/>
    </style:style>
    <style:style style:name="T37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.5pt" fo:font-style="italic" fo:text-shadow="none" style:text-underline-style="none" fo:font-weight="bold" style:letter-kerning="true" style:font-name-asian="Droid Sans Fallback" style:font-size-asian="10.5pt" style:font-style-asian="italic" style:font-weight-asian="bold" style:font-name-complex="FreeSans" style:font-size-complex="10.5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T40" style:family="text">
      <style:text-properties fo:color="#111111" loext:opacity="100%" style:font-name="Futura PT Bold" fo:font-size="13pt" fo:font-weight="bold" style:font-size-asian="13pt" style:font-weight-asian="bold" style:font-size-complex="13pt" style:font-weight-complex="bold"/>
    </style:style>
    <style:style style:name="T41" style:family="text">
      <style:text-properties fo:color="#111111" loext:opacity="100%" style:font-name="Merriweath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2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333333" loext:opacity="100%" style:font-name="Operator Mono Lig Book1" fo:font-size="12pt" style:text-underline-style="solid" style:text-underline-width="auto" style:text-underline-color="font-color" style:font-size-asian="22pt" style:font-size-complex="22pt"/>
    </style:style>
    <style:style style:name="T47" style:family="text">
      <style:text-properties fo:color="#333333" loext:opacity="100%" style:font-name="Operator Mono Lig Book1" fo:font-size="12pt" style:text-underline-style="solid" style:text-underline-width="auto" style:text-underline-color="font-color" fo:background-color="transparent" style:font-size-asian="22pt" style:font-size-complex="22pt"/>
    </style:style>
    <style:style style:name="T48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1pt" fo:letter-spacing="0.046cm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drawing>
      <draw:page draw:name="Intro, Summary, Projects" draw:style-name="dp1" draw:master-page-name="Default">
        <draw:line draw:style-name="gr1" draw:text-style-name="P1" draw:layer="layout" svg:x1="3.435cm" svg:y1="4.01cm" svg:x2="20.414cm" svg:y2="4.01cm">
          <text:p/>
        </draw:line>
        <draw:frame draw:style-name="gr2" draw:text-style-name="P3" draw:layer="layout" svg:width="5.228cm" svg:height="0.751cm" svg:x="0.805cm" svg:y="3.905cm">
          <draw:text-box>
            <text:p text:style-name="P2"><text:span text:style-name="T1">Summary</text:span><text:span text:style-name="T2">:</text:span></text:p>
          </draw:text-box>
        </draw:frame>
        <draw:frame draw:style-name="gr3" draw:text-style-name="P5" draw:layer="layout" svg:width="20.324cm" svg:height="1.838cm" svg:x="0.834cm" svg:y="7.779cm">
          <draw:text-box>
            <text:p text:style-name="P4"><text:span text:style-name="T3">But </text:span><text:span text:style-name="T3">mainl</text:span><text:span text:style-name="T3">y I’m </text:span><text:span text:style-name="T3">worki</text:span><text:span text:style-name="T3">ng as </text:span><text:span text:style-name="T3">a </text:span><text:span text:style-name="T3">Front</text:span><text:span text:style-name="T3">end </text:span><text:span text:style-name="T3">devel</text:span><text:span text:style-name="T3">oper. </text:span><text:span text:style-name="T3">Who </text:span><text:span text:style-name="T3">built </text:span><text:span text:style-name="T3">a lot </text:span><text:span text:style-name="T3">of </text:span><text:span text:style-name="T3">web </text:span><text:span text:style-name="T3">applic</text:span><text:span text:style-name="T3">ation</text:span><text:span text:style-name="T3">s </text:span><text:span text:style-name="T3">using </text:span><text:span text:style-name="T3"><text:line-break/></text:span><text:span text:style-name="T3">web </text:span><text:span text:style-name="T3">techn</text:span><text:span text:style-name="T3">ologi</text:span><text:span text:style-name="T3">es </text:span><text:span text:style-name="T3">like </text:span><text:span text:style-name="T4">Bootst</text:span><text:span text:style-name="T4">rap </text:span><text:span text:style-name="T4">(react</text:span><text:span text:style-name="T4">-</text:span><text:span text:style-name="T4">bootst</text:span><text:span text:style-name="T4">rap), </text:span><text:span text:style-name="T4">Reactj</text:span><text:span text:style-name="T4">s, </text:span><text:span text:style-name="T4">Gatsb</text:span><text:span text:style-name="T4">yjs, </text:span><text:span text:style-name="T4">Gulp, </text:span><text:span text:style-name="T4">Pug/J</text:span><text:span text:style-name="T4">ade, </text:span><text:span text:style-name="T4">Sass, </text:span><text:span text:style-name="T4">Ajax, </text:span><text:span text:style-name="T4">Webp</text:span><text:span text:style-name="T4">ack</text:span></text:p>
          </draw:text-box>
        </draw:frame>
        <draw:frame draw:style-name="gr4" draw:text-style-name="P7" draw:layer="layout" svg:width="6.103cm" svg:height="0.919cm" svg:x="0.828cm" svg:y="2.476cm">
          <draw:text-box>
            <text:p text:style-name="P6"><text:span text:style-name="T5">MERN </text:span><text:span text:style-name="T5">fullstack </text:span><text:span text:style-name="T5">developer</text:span></text:p>
          </draw:text-box>
        </draw:frame>
        <draw:frame draw:style-name="gr5" draw:text-style-name="P9" draw:layer="layout" svg:width="3.775cm" svg:height="0.674cm" svg:x="0.8cm" svg:y="0.151cm">
          <draw:text-box>
            <text:p text:style-name="P8"><text:span text:style-name="T6">Cairo, </text:span><text:span text:style-name="T6">Egypt</text:span></text:p>
          </draw:text-box>
        </draw:frame>
        <draw:frame draw:style-name="gr6" draw:text-style-name="P11" draw:layer="layout" svg:width="2.605cm" svg:height="0.674cm" svg:x="13.674cm" svg:y="0.182cm">
          <draw:text-box>
            <text:p text:style-name="P10"><text:span text:style-name="T7"><text:a xlink:href="https://www.linkedin.com/in/salihcodev" xlink:type="simple">linkedIn</text:a></text:span></text:p>
          </draw:text-box>
        </draw:frame>
        <draw:frame draw:style-name="gr5" draw:text-style-name="P12" draw:layer="layout" svg:width="5.461cm" svg:height="0.674cm" svg:x="4.27cm" svg:y="0.148cm">
          <draw:text-box>
            <text:p><text:span text:style-name="T8"><text:a xlink:href="mailto:ahmedsalihdev@gmail.com" xlink:type="simple">ahmedsalihdev@gmail.com</text:a></text:span></text:p>
          </draw:text-box>
        </draw:frame>
        <draw:frame draw:style-name="gr7" draw:text-style-name="P13" draw:layer="layout" svg:width="2.284cm" svg:height="0.674cm" svg:x="16.028cm" svg:y="0.171cm">
          <draw:text-box>
            <text:p text:style-name="P10"><text:span text:style-name="T9"><text:a xlink:href="https://t.me/salihcodev" xlink:type="simple">telegram</text:a></text:span></text:p>
          </draw:text-box>
        </draw:frame>
        <draw:frame draw:style-name="gr8" draw:text-style-name="P13" draw:layer="layout" svg:width="2.328cm" svg:height="0.674cm" svg:x="18.784cm" svg:y="0.188cm">
          <draw:text-box>
            <text:p text:style-name="P10"><text:span text:style-name="T9"><text:a xlink:href="https://salih.netlify.app/me" xlink:type="simple">website</text:a></text:span></text:p>
          </draw:text-box>
        </draw:frame>
        <draw:frame draw:style-name="gr9" draw:text-style-name="P15" draw:layer="layout" svg:width="8.961cm" svg:height="2.059cm" svg:x="0.804cm" svg:y="0.93cm">
          <draw:text-box>
            <text:p text:style-name="P14"><text:span text:style-name="T10">Ahmed</text:span><text:span text:style-name="T11"> </text:span><text:span text:style-name="T11">Salih</text:span></text:p>
          </draw:text-box>
        </draw:frame>
        <draw:frame draw:style-name="gr10" draw:text-style-name="P16" draw:layer="layout" svg:width="3.525cm" svg:height="0.886cm" svg:x="0.801cm" svg:y="3.522cm">
          <draw:text-box>
            <text:p><text:span text:style-name="T12">About Me <text:s/></text:span></text:p>
          </draw:text-box>
        </draw:frame>
        <draw:frame draw:style-name="gr11" draw:text-style-name="P17" draw:layer="layout" svg:width="0.746cm" svg:height="0.746cm" svg:x="0.1cm" svg:y="0.103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201000002C3000002C3F1E079859A59D6B9.png" xlink:type="simple" xlink:show="embed" xlink:actuate="onLoad" draw:mime-type="image/png"/>
        </draw:frame>
        <draw:frame draw:style-name="gr5" draw:text-style-name="P18" draw:layer="layout" svg:width="3.775cm" svg:height="0.674cm" svg:x="9.768cm" svg:y="0.156cm">
          <draw:text-box>
            <text:p text:style-name="P8"><text:span text:style-name="T13"><text:a xlink:href="tel:+20%201096477631" xlink:type="simple">+20 1096477631</text:a></text:span></text:p>
          </draw:text-box>
        </draw:frame>
        <draw:frame draw:style-name="gr12" draw:text-style-name="P19" draw:layer="layout" svg:width="0.457cm" svg:height="0.457cm" svg:x="18.484cm" svg:y="0.317cm">
          <draw:image xlink:href="Pictures/100001DC000004A7000004A72B993E0616711901.svg" xlink:type="simple" xlink:show="embed" xlink:actuate="onLoad" draw:mime-type="image/svg+xml">
            <text:p text:style-name="P14"><text:span text:style-name="T14"><text:s/></text:span></text:p>
          </draw:image>
          <draw:image xlink:href="Pictures/100002010000002D0000002DD8DC194676E6D302.png" xlink:type="simple" xlink:show="embed" xlink:actuate="onLoad" draw:mime-type="image/png"/>
        </draw:frame>
        <draw:frame draw:style-name="gr13" draw:text-style-name="P21" draw:layer="layout" svg:width="20.238cm" svg:height="1.309cm" svg:x="0.828cm" svg:y="9.562cm">
          <draw:text-box>
            <text:p text:style-name="P20"><text:span text:style-name="T15">One of the other technologies I used before is </text:span><text:span text:style-name="T16">Docker</text:span><text:span text:style-name="T15">. </text:span><text:span text:style-name="T17">And built some simple CI/CD pipelines with help of </text:span><text:span text:style-name="T18">Circles, Travis</text:span></text:p>
          </draw:text-box>
        </draw:frame>
        <draw:line draw:style-name="gr1" draw:text-style-name="P1" draw:layer="layout" svg:x1="5.841cm" svg:y1="11.805cm" svg:x2="20.298cm" svg:y2="11.805cm">
          <text:p/>
        </draw:line>
        <draw:frame draw:style-name="gr2" draw:text-style-name="P3" draw:layer="layout" svg:width="5.228cm" svg:height="0.751cm" svg:x="0.694cm" svg:y="11.751cm">
          <draw:text-box>
            <text:p text:style-name="P2"><text:span text:style-name="T19">Projects</text:span><text:span text:style-name="T2">:</text:span></text:p>
          </draw:text-box>
        </draw:frame>
        <draw:frame draw:style-name="gr14" draw:text-style-name="P22" draw:layer="layout" svg:width="17.672cm" svg:height="0.742cm" svg:x="1.152cm" svg:y="19.518cm">
          <draw:text-box>
            <text:p text:style-name="P4"><text:span text:style-name="T20">comme</text:span><text:span text:style-name="T20">rcial </text:span><text:span text:style-name="T20">platfor</text:span><text:span text:style-name="T20">m</text:span></text:p>
          </draw:text-box>
        </draw:frame>
        <draw:frame draw:style-name="gr15" draw:text-style-name="P23" draw:layer="layout" svg:width="18.72cm" svg:height="0.964cm" svg:x="1.245cm" svg:y="20.118cm">
          <draw:text-box>
            <text:p text:style-name="P4"><text:span text:style-name="T21">Online </text:span><text:span text:style-name="T21">eCom</text:span><text:span text:style-name="T21">merce, </text:span><text:span text:style-name="T21">provid</text:span><text:span text:style-name="T21">es </text:span><text:span text:style-name="T21">differe</text:span><text:span text:style-name="T21">nt </text:span><text:span text:style-name="T21">pieces </text:span><text:span text:style-name="T21">of </text:span><text:span text:style-name="T21">moder</text:span><text:span text:style-name="T21">n </text:span><text:span text:style-name="T21">furnitu</text:span><text:span text:style-name="T21">re.</text:span></text:p>
          </draw:text-box>
        </draw:frame>
        <draw:frame draw:style-name="gr16" draw:text-style-name="P24" draw:layer="layout" svg:width="13.135cm" svg:height="0.725cm" svg:x="0.99cm" svg:y="18.896cm">
          <draw:text-box>
            <text:p text:style-name="P4"><text:span text:style-name="T22"><text:a xlink:href="https://github.com/salihcodev/couch-furniture-design" xlink:type="simple">https://github.com/salihcodev/couch-furniture-design</text:a></text:span></text:p>
          </draw:text-box>
        </draw:frame>
        <draw:frame draw:style-name="gr17" draw:text-style-name="P26" draw:layer="layout" svg:width="1.892cm" svg:height="1.073cm" svg:x="1.262cm" svg:y="22.788cm">
          <draw:text-box>
            <text:p text:style-name="P25"><text:span text:style-name="T23">ReactJS</text:span></text:p>
          </draw:text-box>
        </draw:frame>
        <draw:frame draw:style-name="gr18" draw:text-style-name="P26" draw:layer="layout" svg:width="2.699cm" svg:height="0.696cm" svg:x="5.138cm" svg:y="22.851cm">
          <draw:text-box>
            <text:p text:style-name="P25"><text:span text:style-name="T23">Typescri</text:span><text:span text:style-name="T23">pt</text:span></text:p>
          </draw:text-box>
        </draw:frame>
        <draw:frame draw:style-name="gr17" draw:text-style-name="P26" draw:layer="layout" svg:width="1.892cm" svg:height="1.073cm" svg:x="7.738cm" svg:y="22.851cm">
          <draw:text-box>
            <text:p text:style-name="P25"><text:span text:style-name="T23">Netlify</text:span></text:p>
          </draw:text-box>
        </draw:frame>
        <draw:frame draw:style-name="gr19" draw:text-style-name="P27" draw:layer="layout" svg:width="5.933cm" svg:height="0.835cm" svg:x="0.765cm" svg:y="18.268cm">
          <draw:text-box>
            <text:p text:style-name="P20"><text:span text:style-name="T24"><text:a xlink:href="https://couch-furniture-design.netlify.app/" xlink:type="simple">Couch-Furniture-Design</text:a></text:span></text:p>
          </draw:text-box>
        </draw:frame>
        <draw:frame draw:style-name="gr18" draw:text-style-name="P26" draw:layer="layout" svg:width="4.413cm" svg:height="0.696cm" svg:x="9.838cm" svg:y="22.851cm">
          <draw:text-box>
            <text:p text:style-name="P25"><text:span text:style-name="T23">Bootstr</text:span><text:span text:style-name="T23">ap </text:span><text:span text:style-name="T25">(grid)</text:span></text:p>
          </draw:text-box>
        </draw:frame>
        <draw:frame draw:style-name="gr18" draw:text-style-name="P26" draw:layer="layout" svg:width="1.766cm" svg:height="0.696cm" svg:x="3.238cm" svg:y="22.851cm">
          <draw:text-box>
            <text:p text:style-name="P25"><text:span text:style-name="T23">Redux</text:span></text:p>
          </draw:text-box>
        </draw:frame>
        <draw:frame draw:style-name="gr20" draw:text-style-name="P16" draw:layer="layout" svg:width="5.933cm" svg:height="1.411cm" svg:x="0.726cm" svg:y="11.259cm">
          <draw:text-box>
            <text:p><text:span text:style-name="T12">Technical Experience</text:span></text:p>
          </draw:text-box>
        </draw:frame>
        <draw:frame draw:style-name="gr16" draw:text-style-name="P24" draw:layer="layout" svg:width="10.795cm" svg:height="0.725cm" svg:x="0.94cm" svg:y="24.194cm">
          <draw:text-box>
            <text:p text:style-name="P4"><text:span text:style-name="T22"><text:a xlink:href="https://github.com/salihcodev/earth-slow" xlink:type="simple">https://github.com/salihcodev/earth-slow</text:a></text:span></text:p>
          </draw:text-box>
        </draw:frame>
        <draw:frame draw:style-name="gr21" draw:text-style-name="P22" draw:layer="layout" svg:width="17.672cm" svg:height="0.742cm" svg:x="1.175cm" svg:y="24.805cm">
          <draw:text-box>
            <text:p text:style-name="P4"><text:span text:style-name="T20">Online </text:span><text:span text:style-name="T20">traveli</text:span><text:span text:style-name="T20">ng </text:span><text:span text:style-name="T20">agency</text:span><text:span text:style-name="T20">.</text:span></text:p>
          </draw:text-box>
        </draw:frame>
        <draw:frame draw:style-name="gr22" draw:text-style-name="P23" draw:layer="layout" svg:width="18.719cm" svg:height="0.742cm" svg:x="1.175cm" svg:y="25.366cm">
          <draw:text-box>
            <text:p text:style-name="P4"><text:span text:style-name="T21">Earths</text:span><text:span text:style-name="T21">low is </text:span><text:span text:style-name="T21">a </text:span><text:span text:style-name="T21">startu</text:span><text:span text:style-name="T21">p </text:span><text:span text:style-name="T21">compa</text:span><text:span text:style-name="T21">ny, </text:span><text:span text:style-name="T21">That </text:span><text:span text:style-name="T21">provid</text:span><text:span text:style-name="T21">es </text:span><text:span text:style-name="T21">tours </text:span><text:span text:style-name="T21">around </text:span><text:span text:style-name="T21">the </text:span><text:span text:style-name="T21">world</text:span></text:p>
          </draw:text-box>
        </draw:frame>
        <draw:frame draw:style-name="gr17" draw:text-style-name="P26" draw:layer="layout" svg:width="1.892cm" svg:height="1.073cm" svg:x="1.243cm" svg:y="26.138cm">
          <draw:text-box>
            <text:p text:style-name="P25"><text:span text:style-name="T23">ReactJS</text:span></text:p>
          </draw:text-box>
        </draw:frame>
        <draw:frame draw:style-name="gr18" draw:text-style-name="P26" draw:layer="layout" svg:width="2.743cm" svg:height="0.696cm" svg:x="3.402cm" svg:y="26.139cm">
          <draw:text-box>
            <text:p text:style-name="P25"><text:span text:style-name="T23">Bootstr</text:span><text:span text:style-name="T23">ap</text:span></text:p>
          </draw:text-box>
        </draw:frame>
        <draw:frame draw:style-name="gr18" draw:text-style-name="P26" draw:layer="layout" svg:width="1.892cm" svg:height="0.696cm" svg:x="6.102cm" svg:y="26.163cm">
          <draw:text-box>
            <text:p text:style-name="P25"><text:span text:style-name="T23">Gatsby</text:span></text:p>
          </draw:text-box>
        </draw:frame>
        <draw:frame draw:style-name="gr23" draw:text-style-name="P26" draw:layer="layout" svg:width="2.758cm" svg:height="1.141cm" svg:x="8.202cm" svg:y="26.154cm">
          <draw:text-box>
            <text:p text:style-name="P25"><text:span text:style-name="T23">Content</text:span><text:span text:style-name="T23">ful</text:span></text:p>
          </draw:text-box>
        </draw:frame>
        <draw:frame draw:style-name="gr17" draw:text-style-name="P26" draw:layer="layout" svg:width="1.892cm" svg:height="1.073cm" svg:x="11.002cm" svg:y="26.178cm">
          <draw:text-box>
            <text:p text:style-name="P25"><text:span text:style-name="T23">Netlify</text:span></text:p>
          </draw:text-box>
        </draw:frame>
        <draw:frame draw:style-name="gr19" draw:text-style-name="P28" draw:layer="layout" svg:width="5.933cm" svg:height="0.835cm" svg:x="0.789cm" svg:y="23.551cm">
          <draw:text-box>
            <text:p><text:span text:style-name="T24"><text:a xlink:href="https://earthslow.netlify.app/" xlink:type="simple">Earth-Slow</text:a></text:span></text:p>
          </draw:text-box>
        </draw:frame>
        <draw:frame draw:style-name="gr24" draw:text-style-name="P29" draw:layer="layout" svg:width="18.771cm" svg:height="1.157cm" svg:x="1.152cm" svg:y="14.228cm">
          <draw:text-box>
            <text:p text:style-name="P20"><text:span text:style-name="T20">A web application that helps people to track their activities and record their achievements.</text:span></text:p>
          </draw:text-box>
        </draw:frame>
        <draw:frame draw:style-name="gr25" draw:text-style-name="P30" draw:layer="layout" svg:width="18.72cm" svg:height="0.696cm" svg:x="1.193cm" svg:y="14.828cm">
          <draw:text-box>
            <text:list text:style-name="L2">
              <text:list-item>
                <text:p text:style-name="P4"><text:span text:style-name="T26">Authorizing/authenticating users.</text:span></text:p>
              </text:list-item>
            </text:list>
          </draw:text-box>
        </draw:frame>
        <draw:frame draw:style-name="gr16" draw:text-style-name="P24" draw:layer="layout" svg:width="13.135cm" svg:height="0.725cm" svg:x="0.99cm" svg:y="13.006cm">
          <draw:text-box>
            <text:p text:style-name="P4"><text:span text:style-name="T22"><text:a xlink:href="https://github.com/salihcodev/stalker-web" xlink:type="simple">https://github.com/salihcodev/stalker-web</text:a></text:span></text:p>
          </draw:text-box>
        </draw:frame>
        <draw:frame draw:style-name="gr17" draw:text-style-name="P31" draw:layer="layout" svg:width="1.892cm" svg:height="1.073cm" svg:x="1.262cm" svg:y="17.408cm">
          <draw:text-box>
            <text:p text:style-name="P4"><text:span text:style-name="T27">R</text:span><text:span text:style-name="T27">e</text:span><text:span text:style-name="T27">a</text:span><text:span text:style-name="T27">c</text:span><text:span text:style-name="T27">t</text:span><text:span text:style-name="T27">J</text:span><text:span text:style-name="T27">S</text:span></text:p>
          </draw:text-box>
        </draw:frame>
        <draw:frame draw:style-name="gr18" draw:text-style-name="P26" draw:layer="layout" svg:width="2.699cm" svg:height="0.696cm" svg:x="5.038cm" svg:y="17.389cm">
          <draw:text-box>
            <text:p text:style-name="P25"><text:span text:style-name="T27">Typescri</text:span><text:span text:style-name="T27">pt</text:span></text:p>
          </draw:text-box>
        </draw:frame>
        <draw:frame draw:style-name="gr17" draw:text-style-name="P26" draw:layer="layout" svg:width="1.892cm" svg:height="1.073cm" svg:x="14.938cm" svg:y="17.389cm">
          <draw:text-box>
            <text:p text:style-name="P25"><text:span text:style-name="T27">Netlify</text:span></text:p>
          </draw:text-box>
        </draw:frame>
        <draw:frame draw:style-name="gr19" draw:text-style-name="P27" draw:layer="layout" svg:width="5.933cm" svg:height="0.835cm" svg:x="0.765cm" svg:y="12.378cm">
          <draw:text-box>
            <text:p text:style-name="P20"><text:span text:style-name="T24"><text:a xlink:href="https://stalkme.netlify.app/" xlink:type="simple">Stalkme</text:a></text:span></text:p>
          </draw:text-box>
        </draw:frame>
        <draw:frame draw:style-name="gr18" draw:text-style-name="P26" draw:layer="layout" svg:width="4.413cm" svg:height="0.696cm" svg:x="16.938cm" svg:y="17.389cm">
          <draw:text-box>
            <text:p text:style-name="P25"><text:span text:style-name="T27">Bootstr</text:span><text:span text:style-name="T27">ap </text:span><text:span text:style-name="T28">(grid)</text:span></text:p>
          </draw:text-box>
        </draw:frame>
        <draw:frame draw:style-name="gr18" draw:text-style-name="P31" draw:layer="layout" svg:width="1.766cm" svg:height="0.696cm" svg:x="3.238cm" svg:y="17.389cm">
          <draw:text-box>
            <text:p text:style-name="P4"><text:span text:style-name="T27">Redu</text:span><text:span text:style-name="T29">x</text:span></text:p>
          </draw:text-box>
        </draw:frame>
        <draw:frame draw:style-name="gr16" draw:text-style-name="P24" draw:layer="layout" svg:width="13.135cm" svg:height="0.725cm" svg:x="0.991cm" svg:y="13.607cm">
          <draw:text-box>
            <text:p text:style-name="P4"><text:span text:style-name="T22"><text:a xlink:href="https://github.com/salihcodev/stalker-server" xlink:type="simple">https://github.com/salihcodev/stalker-server</text:a></text:span></text:p>
          </draw:text-box>
        </draw:frame>
        <draw:frame draw:style-name="gr26" draw:text-style-name="P5" draw:layer="layout" svg:width="20.324cm" svg:height="1.309cm" svg:x="0.834cm" svg:y="6.252cm">
          <draw:text-box>
            <text:p text:style-name="P4"><text:span text:style-name="T3">All </text:span><text:span text:style-name="T3">this </text:span><text:span text:style-name="T3">in </text:span><text:span text:style-name="T3">vario</text:span><text:span text:style-name="T3">us </text:span><text:span text:style-name="T3">langu</text:span><text:span text:style-name="T3">ages </text:span><text:span text:style-name="T3">and </text:span><text:span text:style-name="T3">techn</text:span><text:span text:style-name="T3">ologi</text:span><text:span text:style-name="T3">es </text:span><text:span text:style-name="T3">like </text:span><text:span text:style-name="T4">ES6</text:span><text:span text:style-name="T3">+ </text:span><text:span text:style-name="T30">and</text:span><text:span text:style-name="T3"> </text:span><text:span text:style-name="T4">(Type</text:span><text:span text:style-name="T4">script</text:span><text:span text:style-name="T4">), </text:span><text:span text:style-name="T4">Reactj</text:span><text:span text:style-name="T4">s, </text:span><text:span text:style-name="T4">React </text:span><text:span text:style-name="T4">Nativ</text:span><text:span text:style-name="T4">e, </text:span><text:span text:style-name="T4">Nodej</text:span><text:span text:style-name="T4">s, </text:span><text:span text:style-name="T4">Mong</text:span><text:span text:style-name="T4">oDB, </text:span><text:span text:style-name="T4">Expre</text:span><text:span text:style-name="T4">ssjs, </text:span><text:span text:style-name="T4">Sass.</text:span></text:p>
          </draw:text-box>
        </draw:frame>
        <draw:frame draw:style-name="gr27" draw:text-style-name="P30" draw:layer="layout" svg:width="18.72cm" svg:height="0.696cm" svg:x="1.193cm" svg:y="15.804cm">
          <draw:text-box>
            <text:list text:style-name="L2">
              <text:list-item>
                <text:p text:style-name="P4"><text:span text:style-name="T26">Manage user to </text:span><text:span text:style-name="T26">build his/her task </text:span><text:span text:style-name="T26">by a simple task-</text:span><text:span text:style-name="T26">builder.</text:span></text:p>
              </text:list-item>
            </text:list>
          </draw:text-box>
        </draw:frame>
        <draw:frame draw:style-name="gr28" draw:text-style-name="P30" draw:layer="layout" svg:width="18.72cm" svg:height="0.696cm" svg:x="1.193cm" svg:y="16.304cm">
          <draw:text-box>
            <text:list text:style-name="L2">
              <text:list-item>
                <text:p text:style-name="P4"><text:span text:style-name="T26">Calc</text:span><text:span text:style-name="T26">ulat</text:span><text:span text:style-name="T26">e </text:span><text:span text:style-name="T26">task </text:span><text:span text:style-name="T26">pro</text:span><text:span text:style-name="T26">gres</text:span><text:span text:style-name="T26">s by </text:span><text:span text:style-name="T26">task</text:span><text:span text:style-name="T26">’s </text:span><text:span text:style-name="T26">bits</text:span></text:p>
              </text:list-item>
            </text:list>
          </draw:text-box>
        </draw:frame>
        <draw:frame draw:style-name="gr29" draw:text-style-name="P30" draw:layer="layout" svg:width="18.72cm" svg:height="0.696cm" svg:x="1.193cm" svg:y="16.804cm">
          <draw:text-box>
            <text:list text:style-name="L2">
              <text:list-item>
                <text:p text:style-name="P4"><text:span text:style-name="T31">Categoriz</text:span><text:span text:style-name="T31">e user </text:span><text:span text:style-name="T31">tasks to </text:span><text:span text:style-name="T31">all tasks </text:span><text:span text:style-name="T31">archived </text:span><text:span text:style-name="T31">and </text:span><text:span text:style-name="T31">deleted </text:span><text:span text:style-name="T31">tasks.</text:span></text:p>
              </text:list-item>
            </text:list>
          </draw:text-box>
        </draw:frame>
        <draw:frame draw:style-name="gr30" draw:text-style-name="P30" draw:layer="layout" svg:width="18.72cm" svg:height="0.696cm" svg:x="1.193cm" svg:y="15.328cm">
          <draw:text-box>
            <text:list text:style-name="L2">
              <text:list-item>
                <text:p text:style-name="P4"><text:span text:style-name="T26">Show the user statistics depending on given user activities.</text:span></text:p>
              </text:list-item>
            </text:list>
          </draw:text-box>
        </draw:frame>
        <draw:frame draw:style-name="gr18" draw:text-style-name="P26" draw:layer="layout" svg:width="2.699cm" svg:height="0.696cm" svg:x="7.557cm" svg:y="17.412cm">
          <draw:text-box>
            <text:p text:style-name="P25"><text:span text:style-name="T27">Expressj</text:span><text:span text:style-name="T27">s</text:span></text:p>
          </draw:text-box>
        </draw:frame>
        <draw:frame draw:style-name="gr18" draw:text-style-name="P26" draw:layer="layout" svg:width="2.699cm" svg:height="0.696cm" svg:x="9.64cm" svg:y="17.389cm">
          <draw:text-box>
            <text:p text:style-name="P25"><text:span text:style-name="T27">MongoDB</text:span></text:p>
          </draw:text-box>
        </draw:frame>
        <draw:frame draw:style-name="gr18" draw:text-style-name="P26" draw:layer="layout" svg:width="2.699cm" svg:height="0.696cm" svg:x="12.318cm" svg:y="17.389cm">
          <draw:text-box>
            <text:p text:style-name="P25"><text:span text:style-name="T27">Mongo</text:span><text:span text:style-name="T27">ose</text:span></text:p>
          </draw:text-box>
        </draw:frame>
        <draw:frame draw:style-name="gr31" draw:text-style-name="P30" draw:layer="layout" svg:width="18.72cm" svg:height="0.696cm" svg:x="1.193cm" svg:y="21.198cm">
          <draw:text-box>
            <text:list text:style-name="L2">
              <text:list-item>
                <text:p text:style-name="P20"><text:span text:style-name="T26">Cap</text:span><text:span text:style-name="T26">abili</text:span><text:span text:style-name="T26">ty to </text:span><text:span text:style-name="T26">save </text:span><text:span text:style-name="T26">pro</text:span><text:span text:style-name="T26">duct</text:span><text:span text:style-name="T26">s in </text:span><text:span text:style-name="T26">cart</text:span><text:span text:style-name="T26">/sh</text:span><text:span text:style-name="T26">oppi</text:span><text:span text:style-name="T26">ng </text:span><text:span text:style-name="T26">bag; </text:span><text:span text:style-name="T26">to </text:span><text:span text:style-name="T26">che</text:span><text:span text:style-name="T26">cko</text:span><text:span text:style-name="T26">ut </text:span><text:span text:style-name="T26">the</text:span><text:span text:style-name="T26">m </text:span><text:span text:style-name="T26">later</text:span><text:span text:style-name="T26">.</text:span></text:p>
              </text:list-item>
            </text:list>
          </draw:text-box>
        </draw:frame>
        <draw:frame draw:style-name="gr32" draw:text-style-name="P30" draw:layer="layout" svg:width="18.72cm" svg:height="0.696cm" svg:x="1.193cm" svg:y="21.698cm">
          <draw:text-box>
            <text:list text:style-name="L2">
              <text:list-item>
                <text:p text:style-name="P4"><text:span text:style-name="T26">Use</text:span><text:span text:style-name="T26">rs </text:span><text:span text:style-name="T26">can </text:span><text:span text:style-name="T26">filte</text:span><text:span text:style-name="T26">r </text:span><text:span text:style-name="T26">pro</text:span><text:span text:style-name="T26">duct</text:span><text:span text:style-name="T26">s </text:span><text:span text:style-name="T26">with </text:span><text:span text:style-name="T26">a </text:span><text:span text:style-name="T26">basi</text:span><text:span text:style-name="T26">c </text:span><text:span text:style-name="T26">filte</text:span><text:span text:style-name="T26">r.</text:span></text:p>
              </text:list-item>
            </text:list>
          </draw:text-box>
        </draw:frame>
        <draw:frame draw:style-name="gr33" draw:text-style-name="P30" draw:layer="layout" svg:width="18.72cm" svg:height="0.696cm" svg:x="1.193cm" svg:y="20.722cm">
          <draw:text-box>
            <text:list text:style-name="L2">
              <text:list-item>
                <text:p text:style-name="P4"><text:span text:style-name="T26">Cap</text:span><text:span text:style-name="T26">abili</text:span><text:span text:style-name="T26">ty to </text:span><text:span text:style-name="T26">save </text:span><text:span text:style-name="T26">pro</text:span><text:span text:style-name="T26">duct</text:span><text:span text:style-name="T26">s in </text:span><text:span text:style-name="T26">wis</text:span><text:span text:style-name="T26">hlist</text:span><text:span text:style-name="T26">; to </text:span><text:span text:style-name="T26">view </text:span><text:span text:style-name="T26">the</text:span><text:span text:style-name="T26">m </text:span><text:span text:style-name="T26">later</text:span><text:span text:style-name="T26">.</text:span></text:p>
              </text:list-item>
            </text:list>
          </draw:text-box>
        </draw:frame>
        <draw:frame draw:style-name="gr34" draw:text-style-name="P30" draw:layer="layout" svg:width="18.72cm" svg:height="0.696cm" svg:x="1.193cm" svg:y="22.198cm">
          <draw:text-box>
            <text:list text:style-name="L2">
              <text:list-item>
                <text:p text:style-name="P4"><text:span text:style-name="T26">Use</text:span><text:span text:style-name="T26">rs </text:span><text:span text:style-name="T26">can </text:span><text:span text:style-name="T26">sen</text:span><text:span text:style-name="T26">d a </text:span><text:span text:style-name="T26">cert</text:span><text:span text:style-name="T26">ain </text:span><text:span text:style-name="T26">amo</text:span><text:span text:style-name="T26">unt </text:span><text:span text:style-name="T26">of </text:span><text:span text:style-name="T26">the </text:span><text:span text:style-name="T26">curr</text:span><text:span text:style-name="T26">ent </text:span><text:span text:style-name="T26">view</text:span><text:span text:style-name="T26">ed </text:span><text:span text:style-name="T26">pro</text:span><text:span text:style-name="T26">duct</text:span><text:span text:style-name="T26">.</text:span></text:p>
              </text:list-item>
            </text:list>
          </draw:text-box>
        </draw:frame>
        <draw:frame draw:style-name="gr35" draw:text-style-name="P5" draw:layer="layout" svg:width="20.324cm" svg:height="1.838cm" svg:x="0.834cm" svg:y="4.517cm">
          <draw:text-box>
            <text:p text:style-name="P4"><text:span text:style-name="T3"><text:s text:c="5"/></text:span><text:span text:style-name="T3">I’m a </text:span><text:span text:style-name="T3">general </text:span><text:span text:style-name="T3">software </text:span><text:span text:style-name="T3">engineer </text:span><text:span text:style-name="T3">who </text:span><text:span text:style-name="T3">usually </text:span><text:span text:style-name="T3">uses the </text:span><text:span text:style-name="T32">MERN</text:span><text:span text:style-name="T3"> </text:span><text:span text:style-name="T3">Stack with </text:span><text:span text:style-name="T3">experienc</text:span><text:span text:style-name="T3">e in the </text:span><text:span text:style-name="T30">front-</text:span><text:span text:style-name="T30">end</text:span><text:span text:style-name="T3">, in </text:span><text:span text:style-name="T30">the back-</text:span><text:span text:style-name="T30">end</text:span><text:span text:style-name="T3">, not </text:span><text:span text:style-name="T3">only but </text:span><text:span text:style-name="T3">also </text:span><text:span text:style-name="T3">gained </text:span><text:span text:style-name="T3">some </text:span><text:span text:style-name="T3">experienc</text:span><text:span text:style-name="T3">e in </text:span><text:span text:style-name="T3">mobile </text:span><text:span text:style-name="T3">applicatio</text:span><text:span text:style-name="T3">ns </text:span><text:span text:style-name="T3">developm</text:span><text:span text:style-name="T3">ent (not </text:span><text:span text:style-name="T3">big exp. </text:span><text:span text:style-name="T3">but </text:span><text:span text:style-name="T3">willing </text:span><text:span text:style-name="T3">to).</text:span></text:p>
          </draw:text-box>
        </draw:frame>
      </draw:page>
      <draw:page draw:name="Past Experiences, Work, Extra" draw:style-name="dp1" draw:master-page-name="Default">
        <draw:frame draw:style-name="gr36" draw:text-style-name="P32" draw:layer="layout" svg:width="3.556cm" svg:height="0.856cm" svg:x="1.247cm" svg:y="1.701cm">
          <draw:text-box>
            <text:p><text:span text:style-name="T33">Upwo</text:span><text:span text:style-name="T33">rk</text:span></text:p>
          </draw:text-box>
        </draw:frame>
        <draw:frame draw:style-name="gr37" draw:text-style-name="P33" draw:layer="layout" svg:width="6.586cm" svg:height="0.717cm" svg:x="14.896cm" svg:y="1.811cm">
          <draw:text-box>
            <text:p text:style-name="P4"><text:span text:style-name="T34">Juni – </text:span><text:span text:style-name="T34">2019: </text:span><text:span text:style-name="T34">Sep <text:s/>- </text:span><text:span text:style-name="T34">2020</text:span></text:p>
          </draw:text-box>
        </draw:frame>
        <draw:frame draw:style-name="gr38" draw:text-style-name="P34" draw:layer="layout" svg:width="5.225cm" svg:height="0.823cm" svg:x="1.563cm" svg:y="2.872cm">
          <draw:text-box>
            <text:p text:style-name="P4"><text:span text:style-name="T35">Web </text:span><text:span text:style-name="T35">Desig</text:span><text:span text:style-name="T35">ner</text:span></text:p>
          </draw:text-box>
        </draw:frame>
        <draw:frame draw:style-name="gr39" draw:text-style-name="P35" draw:layer="layout" svg:width="18.701cm" svg:height="0.742cm" svg:x="1.584cm" svg:y="3.549cm">
          <draw:text-box>
            <text:p text:style-name="P4"><text:span text:style-name="T36">I've </text:span><text:span text:style-name="T36">worke</text:span><text:span text:style-name="T36">d for a </text:span><text:span text:style-name="T36">while </text:span><text:span text:style-name="T36">at </text:span><text:span text:style-name="T36">Upwor</text:span><text:span text:style-name="T36">k as a </text:span><text:span text:style-name="T36">web </text:span><text:span text:style-name="T36">design</text:span><text:span text:style-name="T36">er.</text:span></text:p>
          </draw:text-box>
        </draw:frame>
        <draw:frame draw:style-name="gr40" draw:text-style-name="P36" draw:layer="layout" svg:width="3.031cm" svg:height="0.742cm" svg:x="3.63cm" svg:y="1.772cm">
          <draw:text-box>
            <text:p text:style-name="P4"><text:span text:style-name="T37">freelan</text:span><text:span text:style-name="T37">cing</text:span></text:p>
          </draw:text-box>
        </draw:frame>
        <draw:frame draw:style-name="gr41" draw:text-style-name="P37" draw:layer="layout" svg:width="5.225cm" svg:height="0.742cm" svg:x="1.241cm" svg:y="4.173cm">
          <draw:text-box>
            <text:p text:style-name="P4"><text:span text:style-name="T38">Highlig</text:span><text:span text:style-name="T38">hts</text:span></text:p>
          </draw:text-box>
        </draw:frame>
        <draw:frame draw:style-name="gr18" draw:text-style-name="P38" draw:layer="layout" svg:width="18.566cm" svg:height="0.696cm" svg:x="1.719cm" svg:y="4.779cm">
          <draw:text-box>
            <text:p text:style-name="P4"><text:span text:style-name="T39">Ended </text:span><text:span text:style-name="T39">all my </text:span><text:span text:style-name="T39">tasks </text:span><text:span text:style-name="T39">up with </text:span><text:span text:style-name="T39">happy </text:span><text:span text:style-name="T39">clients.</text:span></text:p>
          </draw:text-box>
        </draw:frame>
        <draw:frame draw:style-name="gr42" draw:text-style-name="P24" draw:layer="layout" svg:width="4.145cm" svg:height="0.657cm" svg:x="1.5cm" svg:y="2.312cm">
          <draw:text-box>
            <text:p text:style-name="P4"><text:span text:style-name="T22"><text:a xlink:href="http://upwork.com/" xlink:type="simple">upwork.com</text:a></text:span></text:p>
          </draw:text-box>
        </draw:frame>
        <draw:frame draw:style-name="gr18" draw:text-style-name="P38" draw:layer="layout" svg:width="18.566cm" svg:height="0.696cm" svg:x="1.719cm" svg:y="5.379cm">
          <draw:text-box>
            <text:p text:style-name="P4"><text:span text:style-name="T39">Learned </text:span><text:span text:style-name="T39">some </text:span><text:span text:style-name="T39">additio</text:span><text:span text:style-name="T39">nal </text:span><text:span text:style-name="T39">commu</text:span><text:span text:style-name="T39">nicatio</text:span><text:span text:style-name="T39">n skills.</text:span></text:p>
          </draw:text-box>
        </draw:frame>
        <draw:frame draw:style-name="gr18" draw:text-style-name="P38" draw:layer="layout" svg:width="18.566cm" svg:height="0.696cm" svg:x="1.719cm" svg:y="5.979cm">
          <draw:text-box>
            <text:p text:style-name="P4"><text:span text:style-name="T39">Achieve</text:span><text:span text:style-name="T39">d some </text:span><text:span text:style-name="T39">progres</text:span><text:span text:style-name="T39">s in </text:span><text:span text:style-name="T39">backen</text:span><text:span text:style-name="T39">d </text:span><text:span text:style-name="T39">technol</text:span><text:span text:style-name="T39">ogies, </text:span><text:span text:style-name="T39">Because </text:span><text:span text:style-name="T39">I </text:span><text:span text:style-name="T39">needed </text:span><text:span text:style-name="T39">it to </text:span><text:span text:style-name="T39">finish </text:span><text:span text:style-name="T39">some </text:span><text:span text:style-name="T39">projects</text:span><text:span text:style-name="T39">.</text:span></text:p>
          </draw:text-box>
        </draw:frame>
        <draw:frame draw:style-name="gr18" draw:text-style-name="P38" draw:layer="layout" svg:width="18.566cm" svg:height="0.696cm" svg:x="1.719cm" svg:y="6.579cm">
          <draw:text-box>
            <text:p text:style-name="P4"><text:span text:style-name="T39">Became </text:span><text:span text:style-name="T39">aware </text:span><text:span text:style-name="T39">of UI &amp; </text:span><text:span text:style-name="T39">UX </text:span><text:span text:style-name="T39">more </text:span><text:span text:style-name="T39">than </text:span><text:span text:style-name="T39">the </text:span><text:span text:style-name="T39">beginni</text:span><text:span text:style-name="T39">ng.</text:span></text:p>
          </draw:text-box>
        </draw:frame>
        <draw:line draw:style-name="gr1" draw:text-style-name="P1" draw:layer="layout" svg:x1="4.942cm" svg:y1="0.988cm" svg:x2="20.6cm" svg:y2="0.988cm">
          <text:p/>
        </draw:line>
        <draw:frame draw:style-name="gr2" draw:text-style-name="P3" draw:layer="layout" svg:width="5.228cm" svg:height="0.751cm" svg:x="0.791cm" svg:y="0.99cm">
          <draw:text-box>
            <text:p text:style-name="P2"><text:span text:style-name="T2">Emplo</text:span><text:span text:style-name="T2">yment:</text:span></text:p>
          </draw:text-box>
        </draw:frame>
        <draw:frame draw:style-name="gr19" draw:text-style-name="P39" draw:layer="layout" svg:width="4.155cm" svg:height="0.835cm" svg:x="0.787cm" svg:y="0.5cm">
          <draw:text-box>
            <text:p><text:span text:style-name="T40">Work </text:span><text:span text:style-name="T40">Experi</text:span><text:span text:style-name="T40">ence</text:span></text:p>
          </draw:text-box>
        </draw:frame>
        <draw:frame draw:style-name="gr43" draw:text-style-name="P40" draw:layer="layout" svg:width="7.385cm" svg:height="0.742cm" svg:x="1.107cm" svg:y="9.643cm">
          <draw:text-box>
            <text:p text:style-name="P4"><text:span text:style-name="T41">Langu</text:span><text:span text:style-name="T41">ages:</text:span></text:p>
          </draw:text-box>
        </draw:frame>
        <draw:frame draw:style-name="gr44" draw:text-style-name="P35" draw:layer="layout" svg:width="8.182cm" svg:height="0.742cm" svg:x="1.812cm" svg:y="10.24cm">
          <draw:text-box>
            <text:p text:style-name="P4"><text:span text:style-name="T42">Arabic <text:s/></text:span><text:span text:style-name="T42"><text:s/></text:span><text:span text:style-name="T37">native</text:span></text:p>
          </draw:text-box>
        </draw:frame>
        <draw:frame draw:style-name="gr45" draw:text-style-name="P35" draw:layer="layout" svg:width="8.436cm" svg:height="0.742cm" svg:x="1.807cm" svg:y="10.843cm">
          <draw:text-box>
            <text:p text:style-name="P4"><text:span text:style-name="T43">Englis</text:span><text:span text:style-name="T43">h</text:span></text:p>
          </draw:text-box>
        </draw:frame>
        <draw:frame draw:style-name="gr46" draw:text-style-name="P35" draw:layer="layout" svg:width="7.674cm" svg:height="0.742cm" svg:x="1.807cm" svg:y="11.443cm">
          <draw:text-box>
            <text:p text:style-name="P4"><text:span text:style-name="T43">Deutsc</text:span><text:span text:style-name="T43">h</text:span></text:p>
          </draw:text-box>
        </draw:frame>
        <draw:frame draw:style-name="gr47" draw:text-style-name="P41" draw:layer="layout" svg:width="3.249cm" svg:height="0.742cm" svg:x="5.007cm" svg:y="13.286cm">
          <draw:text-box>
            <text:p text:style-name="P4"><text:span text:style-name="T44">(github</text:span><text:span text:style-name="T44">)</text:span></text:p>
          </draw:text-box>
        </draw:frame>
        <draw:frame draw:style-name="gr48" draw:text-style-name="P41" draw:layer="layout" svg:width="3.448cm" svg:height="0.742cm" svg:x="4.986cm" svg:y="13.875cm">
          <draw:text-box>
            <text:p text:style-name="P4"><text:span text:style-name="T45">(</text:span><text:span text:style-name="T44">linked</text:span><text:span text:style-name="T44">In)</text:span><text:span text:style-name="T44"><text:tab/></text:span></text:p>
          </draw:text-box>
        </draw:frame>
        <draw:frame draw:style-name="gr49" draw:text-style-name="P41" draw:layer="layout" svg:width="4.011cm" svg:height="0.742cm" svg:x="4.989cm" svg:y="14.463cm">
          <draw:text-box>
            <text:p text:style-name="P4"><text:span text:style-name="T45">(twitte</text:span><text:span text:style-name="T45">r</text:span><text:span text:style-name="T44">)</text:span></text:p>
          </draw:text-box>
        </draw:frame>
        <draw:frame draw:style-name="gr50" draw:text-style-name="P40" draw:layer="layout" svg:width="6.876cm" svg:height="0.742cm" svg:x="1.107cm" svg:y="12.543cm">
          <draw:text-box>
            <text:p text:style-name="P4"><text:span text:style-name="T41">More </text:span><text:span text:style-name="T41">useful </text:span><text:span text:style-name="T41">links:</text:span></text:p>
          </draw:text-box>
        </draw:frame>
        <draw:frame draw:style-name="gr51" draw:text-style-name="P42" draw:layer="layout" svg:width="3.065cm" svg:height="0.801cm" svg:x="1.87cm" svg:y="13.749cm">
          <draw:text-box>
            <text:p><text:span text:style-name="T46"><text:a xlink:href="https://www.linkedin.com/in/salihcodev" xlink:type="simple">@salihcodev</text:a></text:span></text:p>
          </draw:text-box>
        </draw:frame>
        <draw:frame draw:style-name="gr52" draw:text-style-name="P43" draw:layer="layout" svg:width="3.069cm" svg:height="0.759cm" svg:x="1.866cm" svg:y="14.35cm">
          <draw:text-box>
            <text:p><text:span text:style-name="T47"><text:a xlink:href="https://www.twitter.com/salihcodev" xlink:type="simple">@salihcodev</text:a></text:span></text:p>
          </draw:text-box>
        </draw:frame>
        <draw:frame draw:style-name="gr53" draw:text-style-name="P41" draw:layer="layout" svg:width="4.011cm" svg:height="0.742cm" svg:x="4.984cm" svg:y="15.064cm">
          <draw:text-box>
            <text:p text:style-name="P4"><text:span text:style-name="T45">(faceb</text:span><text:span text:style-name="T45">ook</text:span><text:span text:style-name="T44">)</text:span></text:p>
          </draw:text-box>
        </draw:frame>
        <draw:frame draw:style-name="gr52" draw:text-style-name="P43" draw:layer="layout" svg:width="3.069cm" svg:height="0.759cm" svg:x="1.861cm" svg:y="14.951cm">
          <draw:text-box>
            <text:p><text:span text:style-name="T47"><text:a xlink:href="https://www.facebook.com/salihcodev" xlink:type="simple">@salihcodev</text:a></text:span></text:p>
          </draw:text-box>
        </draw:frame>
        <draw:frame draw:style-name="gr51" draw:text-style-name="P42" draw:layer="layout" svg:width="3.065cm" svg:height="0.801cm" svg:x="1.871cm" svg:y="13.15cm">
          <draw:text-box>
            <text:p><text:span text:style-name="T46"><text:a xlink:href="https://www.github.com/salihcodev" xlink:type="simple">@salihcodev</text:a></text:span></text:p>
          </draw:text-box>
        </draw:frame>
        <draw:line draw:style-name="gr1" draw:text-style-name="P1" draw:layer="layout" svg:x1="2.656cm" svg:y1="8.988cm" svg:x2="20.605cm" svg:y2="8.988cm">
          <text:p/>
        </draw:line>
        <draw:frame draw:style-name="gr54" draw:text-style-name="P3" draw:layer="layout" svg:width="5.228cm" svg:height="1.251cm" svg:x="0.796cm" svg:y="8.934cm">
          <draw:text-box>
            <text:p text:style-name="P2"><text:span text:style-name="T48">More </text:span><text:span text:style-name="T48">Info </text:span><text:span text:style-name="T48">About </text:span><text:span text:style-name="T48">Me</text:span></text:p>
          </draw:text-box>
        </draw:frame>
        <draw:frame draw:style-name="gr19" draw:text-style-name="P39" draw:layer="layout" svg:width="4.155cm" svg:height="0.835cm" svg:x="0.792cm" svg:y="8.5cm">
          <draw:text-box>
            <text:p><text:span text:style-name="T40">Extra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utura PT1" svg:font-family="'Futura PT'"/>
    <style:font-face style:name="Operator Mono Lig Book1" svg:font-family="'Operator Mono Lig Book'" style:font-pitch="fixed"/>
    <style:font-face style:name="Ubuntu Mono1" svg:font-family="'Ubuntu Mono'" style:font-pitch="fixed"/>
    <style:font-face style:name="Fantasque iCursive Dk" svg:font-family="'Fantasque iCursive Dk'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Liberation Sans2" svg:font-family="'Liberation Sans'" style:font-pitch="variable"/>
    <style:font-face style:name="Merriweather" svg:font-family="Merriweather" style:font-pitch="variable"/>
    <style:font-face style:name="Merriweather Black" svg:font-family="'Merriweather Black'" style:font-pitch="variable"/>
    <style:font-face style:name="Merriweather Black1" svg:font-family="'Merriweather Black'" style:font-adornments="Black" style:font-pitch="variable"/>
    <style:font-face style:name="Operator Mono Lig Book" svg:font-family="'Operator Mono Lig Book'" style:font-pitch="variable"/>
    <style:font-face style:name="Ubuntu Medium" svg:font-family="'Ubuntu Medium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utura PT Book Italic" svg:font-family="'Futura PT Book Italic'" style:font-family-generic="script" style:font-pitch="variable"/>
    <style:font-face style:name="Liberation Sans1" svg:font-family="'Liberation Sans'" style:font-family-generic="script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18679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23T18:37:53.685836109</meta:creation-date>
    <meta:generator>LibreOffice/7.0.6.2$Linux_X86_64 LibreOffice_project/00$Build-2</meta:generator>
    <dc:date>2021-07-11T22:13:49.407251473</dc:date>
    <meta:editing-duration>P1DT9H32M48S</meta:editing-duration>
    <meta:editing-cycles>524</meta:editing-cycles>
    <meta:document-statistic meta:object-count="89"/>
  </office:meta>
</office:document-meta>
</file>